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5" style:parent-style-name="Graphics">
      <style:graphic-properties draw:fill="none" draw:stroke="non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draw:fill="none" fo:clip="rect(0.18157in, 2.16653in, 0in, 1.94693in)" draw:stroke="none"/>
    </style:style>
    <style:style style:family="graphic" style:name="a49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1">
      <style:graphic-properties draw:fill="none" draw:stroke="solid" svg:stroke-width="0.01389in" svg:stroke-color="#ff0000" svg:stroke-opacity="100%" draw:stroke-linejoin="miter" svg:stroke-linecap="butt"/>
    </style:style>
    <style:style style:family="graphic" style:name="a402">
      <style:graphic-properties draw:fill="none" draw:stroke="solid" svg:stroke-width="0.01389in" svg:stroke-color="#ff0000" svg:stroke-opacity="100%" draw:stroke-linejoin="miter" svg:stroke-linecap="butt"/>
    </style:style>
    <style:style style:family="graphic" style:name="a45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403">
      <style:graphic-properties draw:fill="none" draw:stroke="solid" svg:stroke-width="0.01389in" svg:stroke-color="#ff0000" svg:stroke-opacity="100%" draw:stroke-linejoin="miter" svg:stroke-linecap="butt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draw:fill="none" draw:stroke="solid" svg:stroke-width="0.01389in" svg:stroke-color="#ff0000" svg:stroke-opacity="100%" draw:stroke-linejoin="miter" svg:stroke-linecap="butt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>
      <style:graphic-properties draw:fill="none" draw:stroke="solid" svg:stroke-width="0.01389in" svg:stroke-color="#ff0000" svg:stroke-opacity="100%" draw:stroke-linejoin="miter" svg:stroke-linecap="butt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draw:fill="none" draw:stroke="solid" svg:stroke-width="0.01389in" svg:stroke-color="#ff0000" svg:stroke-opacity="100%" draw:stroke-linejoin="miter" svg:stroke-linecap="butt"/>
    </style:style>
    <style:style style:family="graphic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7" style:parent-style-name="Graphics">
      <style:graphic-properties draw:fill="none" fo:clip="rect(0.4in, 1.39065in, 0.25935in, 1.46265in)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draw:style-name="a357" draw:name="Picture 29" svg:x="1.58065in" svg:y="2.88328in" svg:width="10.92695in" svg:height="3.90474in" style:rel-width="scale" style:rel-height="scale">
          <draw:image xlink:href="media/image1.png" xlink:type="simple" xlink:show="embed" xlink:actuate="onLoad"/>
          <svg:title/>
          <svg:desc>A close up of a logo

Description automatically generated</svg:desc>
        </draw:frame>
        <draw:frame draw:id="id64" draw:style-name="a363" draw:name="TextBox 7" svg:x="3.84931in" svg:y="2.56307in" svg:width="1.45631in" svg:height="0.40391in">
          <draw:text-box>
            <text:p text:style-name="a362" text:class-names="" text:cond-style-name=""><text:span text:style-name="a358" text:class-names="">k</text:span><text:span text:style-name="a359" text:class-names="">ATP_NH4<text:s text:c="1"/></text:span><text:span text:style-name="a360" text:class-names="">0.83</text:span><text:span text:style-name="a361" text:class-names=""/></text:p>
          </draw:text-box>
          <svg:title/>
          <svg:desc/>
        </draw:frame>
        <draw:frame draw:id="id65" draw:style-name="a371" draw:name="TextBox 8" svg:x="2.15526in" svg:y="2.56307in" svg:width="1.45631in" svg:height="0.40391in">
          <draw:text-box>
            <text:p text:style-name="a370" text:class-names="" text:cond-style-name=""><text:span text:style-name="a364" text:class-names="">V</text:span><text:span text:style-name="a365" text:class-names="">ma</text:span><text:span text:style-name="a366" text:class-names="">x</text:span><text:span text:style-name="a367" text:class-names=""><text:s text:c="2"/></text:span><text:span text:style-name="a368" text:class-names="">19.79</text:span><text:span text:style-name="a369" text:class-names=""/></text:p>
          </draw:text-box>
          <svg:title/>
          <svg:desc/>
        </draw:frame>
        <draw:frame draw:id="id66" draw:style-name="a377" draw:name="TextBox 9" svg:x="5.70136in" svg:y="2.56271in" svg:width="1.45631in" svg:height="0.40391in">
          <draw:text-box>
            <text:p text:style-name="a376" text:class-names="" text:cond-style-name=""><text:span text:style-name="a372" text:class-names="">k</text:span><text:span text:style-name="a373" text:class-names="">NH4<text:s text:c="1"/></text:span><text:span text:style-name="a374" text:class-names="">14.36</text:span><text:span text:style-name="a375" text:class-names=""/></text:p>
          </draw:text-box>
          <svg:title/>
          <svg:desc/>
        </draw:frame>
        <draw:frame draw:id="id67" draw:style-name="a383" draw:name="TextBox 10" svg:x="7.39541in" svg:y="2.55686in" svg:width="1.45631in" svg:height="0.40391in">
          <draw:text-box>
            <text:p text:style-name="a382" text:class-names="" text:cond-style-name=""><text:span text:style-name="a378" text:class-names="">k</text:span><text:span text:style-name="a379" text:class-names="">ATP_AA<text:s text:c="1"/></text:span><text:span text:style-name="a380" text:class-names="">11.88</text:span><text:span text:style-name="a381" text:class-names=""/></text:p>
          </draw:text-box>
          <svg:title/>
          <svg:desc/>
        </draw:frame>
        <draw:frame draw:id="id68" draw:style-name="a389" draw:name="TextBox 11" svg:x="9.10733in" svg:y="2.5298in" svg:width="1.45631in" svg:height="0.40391in">
          <draw:text-box>
            <text:p text:style-name="a388" text:class-names="" text:cond-style-name=""><text:span text:style-name="a384" text:class-names="">k</text:span><text:span text:style-name="a385" text:class-names="">NH4_AA<text:s text:c="1"/></text:span><text:span text:style-name="a386" text:class-names="">6.99</text:span><text:span text:style-name="a387" text:class-names=""/></text:p>
          </draw:text-box>
          <svg:title/>
          <svg:desc/>
        </draw:frame>
        <draw:frame draw:id="id69" draw:style-name="a395" draw:name="TextBox 12" svg:x="11.15074in" svg:y="2.58023in" svg:width="1.45631in" svg:height="0.40391in">
          <draw:text-box>
            <text:p text:style-name="a394" text:class-names="" text:cond-style-name=""><text:span text:style-name="a390" text:class-names="">k</text:span><text:span text:style-name="a391" text:class-names="">ATP<text:s text:c="1"/></text:span><text:span text:style-name="a392" text:class-names="">4.62</text:span><text:span text:style-name="a393" text:class-names=""/></text:p>
          </draw:text-box>
          <svg:title/>
          <svg:desc/>
        </draw:frame>
        <draw:frame draw:id="id70" draw:style-name="a400" draw:name="TextBox 15" svg:x="3.56473in" svg:y="1.51313in" svg:width="6.5534in" svg:height="0.70684in">
          <draw:text-box>
            <text:p text:style-name="a397" text:class-names="" text:cond-style-name=""><text:span text:style-name="a396" text:class-names="">1000 particles with 1% acceptance threshold (0.000046)</text:span></text:p>
            <text:p text:style-name="a399" text:class-names="" text:cond-style-name=""><text:span text:style-name="a398" text:class-names="">Uniform prior 0.1 to 20.0</text:span></text:p>
          </draw:text-box>
          <svg:title/>
          <svg:desc/>
        </draw:frame>
        <draw:connector draw:type="line" svg:x1="3.14797in" svg:y1="2.97501in" svg:x2="3.14797in" svg:y2="6.66171in" draw:id="id71" draw:style-name="a401" draw:name="Straight Connector 18">
          <svg:title/>
          <svg:desc/>
        </draw:connector>
        <draw:connector draw:type="line" svg:x1="4.01116in" svg:y1="2.93219in" svg:x2="4.01116in" svg:y2="6.6189in" draw:id="id72" draw:style-name="a402" draw:name="Straight Connector 23">
          <svg:title/>
          <svg:desc/>
        </draw:connector>
        <draw:connector draw:type="line" svg:x1="6.4445in" svg:y1="2.97501in" svg:x2="6.4445in" svg:y2="6.66171in" draw:id="id73" draw:style-name="a403" draw:name="Straight Connector 24">
          <svg:title/>
          <svg:desc/>
        </draw:connector>
        <draw:connector draw:type="line" svg:x1="8.15283in" svg:y1="2.96697in" svg:x2="8.15283in" svg:y2="6.65368in" draw:id="id74" draw:style-name="a404" draw:name="Straight Connector 25">
          <svg:title/>
          <svg:desc/>
        </draw:connector>
        <draw:connector draw:type="line" svg:x1="9.67783in" svg:y1="2.95132in" svg:x2="9.67783in" svg:y2="6.63803in" draw:id="id75" draw:style-name="a405" draw:name="Straight Connector 26">
          <svg:title/>
          <svg:desc/>
        </draw:connector>
        <draw:connector draw:type="line" svg:x1="11.26116in" svg:y1="2.96661in" svg:x2="11.26116in" svg:y2="6.65332in" draw:id="id76" draw:style-name="a406" draw:name="Straight Connector 27">
          <svg:title/>
          <svg:desc/>
        </draw:connector>
        <draw:frame draw:id="id77" draw:style-name="a414" draw:name="TextBox 30" svg:x="0.50017in" svg:y="3.1185in" svg:width="1.45631in" svg:height="0.40391in">
          <draw:text-box>
            <text:p text:style-name="a413" text:class-names="" text:cond-style-name=""><text:span text:style-name="a407" text:class-names="">V</text:span><text:span text:style-name="a408" text:class-names="">ma</text:span><text:span text:style-name="a409" text:class-names="">x</text:span><text:span text:style-name="a410" text:class-names=""><text:s text:c="2"/></text:span><text:span text:style-name="a411" text:class-names="">19.79</text:span><text:span text:style-name="a412" text:class-names=""/></text:p>
          </draw:text-box>
          <svg:title/>
          <svg:desc/>
        </draw:frame>
        <draw:frame draw:id="id78" draw:style-name="a420" draw:name="TextBox 31" svg:x="0.51736in" svg:y="3.67392in" svg:width="1.45631in" svg:height="0.40391in">
          <draw:text-box>
            <text:p text:style-name="a419" text:class-names="" text:cond-style-name=""><text:span text:style-name="a415" text:class-names="">k</text:span><text:span text:style-name="a416" text:class-names="">ATP_NH4<text:s text:c="1"/></text:span><text:span text:style-name="a417" text:class-names="">0.83</text:span><text:span text:style-name="a418" text:class-names=""/></text:p>
          </draw:text-box>
          <svg:title/>
          <svg:desc/>
        </draw:frame>
        <draw:frame draw:id="id79" draw:style-name="a426" draw:name="TextBox 32" svg:x="0.50784in" svg:y="4.30548in" svg:width="1.45631in" svg:height="0.40391in">
          <draw:text-box>
            <text:p text:style-name="a425" text:class-names="" text:cond-style-name=""><text:span text:style-name="a421" text:class-names="">k</text:span><text:span text:style-name="a422" text:class-names="">NH4<text:s text:c="1"/></text:span><text:span text:style-name="a423" text:class-names="">14.36</text:span><text:span text:style-name="a424" text:class-names=""/></text:p>
          </draw:text-box>
          <svg:title/>
          <svg:desc/>
        </draw:frame>
        <draw:frame draw:id="id80" draw:style-name="a432" draw:name="TextBox 33" svg:x="0.49574in" svg:y="4.9273in" svg:width="1.45631in" svg:height="0.40391in">
          <draw:text-box>
            <text:p text:style-name="a431" text:class-names="" text:cond-style-name=""><text:span text:style-name="a427" text:class-names="">k</text:span><text:span text:style-name="a428" text:class-names="">ATP_AA<text:s text:c="1"/></text:span><text:span text:style-name="a429" text:class-names="">11.88</text:span><text:span text:style-name="a430" text:class-names=""/></text:p>
          </draw:text-box>
          <svg:title/>
          <svg:desc/>
        </draw:frame>
        <draw:frame draw:id="id81" draw:style-name="a438" draw:name="TextBox 34" svg:x="0.50783in" svg:y="5.44808in" svg:width="1.45631in" svg:height="0.40391in">
          <draw:text-box>
            <text:p text:style-name="a437" text:class-names="" text:cond-style-name=""><text:span text:style-name="a433" text:class-names="">k</text:span><text:span text:style-name="a434" text:class-names="">NH4_AA<text:s text:c="1"/></text:span><text:span text:style-name="a435" text:class-names="">6.99</text:span><text:span text:style-name="a436" text:class-names=""/></text:p>
          </draw:text-box>
          <svg:title/>
          <svg:desc/>
        </draw:frame>
        <draw:frame draw:id="id82" draw:style-name="a444" draw:name="TextBox 35" svg:x="0.51311in" svg:y="6.0699in" svg:width="1.45631in" svg:height="0.40391in">
          <draw:text-box>
            <text:p text:style-name="a443" text:class-names="" text:cond-style-name=""><text:span text:style-name="a439" text:class-names="">k</text:span><text:span text:style-name="a440" text:class-names="">ATP<text:s text:c="1"/></text:span><text:span text:style-name="a441" text:class-names="">4.62</text:span><text:span text:style-name="a442" text:class-names=""/></text:p>
          </draw:text-box>
          <svg:title/>
          <svg:desc/>
        </draw:frame>
        <draw:frame draw:id="id83" draw:style-name="a445" draw:name="Picture 23" svg:x="1.79578in" svg:y="0.43482in" svg:width="9.26747in" svg:height="1.1251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" draw:style-name="a446" draw:master-page-name="Master1-Layout2-obj-Title-and-Content" presentation:presentation-page-layout-name="Master1-PPL2" draw:id="Slide-257">
        <draw:frame draw:id="id84" presentation:style-name="a447" draw:name="Content Placeholder 4" svg:x="1.98969in" svg:y="0.01031in" svg:width="9.42268in" svg:height="7.47938in" style:rel-width="scale" style:rel-height="scale" presentation:class="graphic" presentation:placeholder="false">
          <draw:image xlink:href="media/image3.jpg" xlink:type="simple" xlink:show="embed" xlink:actuate="onLoad"/>
          <svg:title/>
          <svg:desc>Chart, histogram

Description automatically generated</svg:desc>
        </draw:frame>
        <draw:frame draw:id="id85" draw:style-name="a450" draw:name="TextBox 7" svg:x="3.4625in" svg:y="2.27351in" svg:width="0.6375in" svg:height="0.1626in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86" draw:style-name="a454" draw:name="TextBox 5" svg:x="3.23604in" svg:y="2.18652in" svg:width="1.19843in" svg:height="0.33659in">
          <draw:text-box>
            <text:p text:style-name="a453" text:class-names="" text:cond-style-name=""><text:span text:style-name="a451" text:class-names="">Parameter 1</text:span><text:span text:style-name="a452" text:class-names=""/></text:p>
          </draw:text-box>
          <svg:title/>
          <svg:desc/>
        </draw:frame>
        <draw:frame draw:id="id87" draw:style-name="a457" draw:name="TextBox 8" svg:x="3.4625in" svg:y="4.66599in" svg:width="0.6375in" svg:height="0.1626in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88" draw:style-name="a460" draw:name="TextBox 9" svg:x="3.4625in" svg:y="7.04382in" svg:width="0.6375in" svg:height="0.1626in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89" draw:style-name="a463" draw:name="TextBox 12" svg:x="6.57449in" svg:y="4.65434in" svg:width="0.81718in" svg:height="0.1683in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90" draw:style-name="a467" draw:name="TextBox 13" svg:x="3.23604in" svg:y="4.53102in" svg:width="1.19843in" svg:height="0.33659in">
          <draw:text-box>
            <text:p text:style-name="a466" text:class-names="" text:cond-style-name=""><text:span text:style-name="a464" text:class-names="">Parameter 1</text:span><text:span text:style-name="a465" text:class-names=""/></text:p>
          </draw:text-box>
          <svg:title/>
          <svg:desc/>
        </draw:frame>
        <draw:frame draw:id="id91" draw:style-name="a471" draw:name="TextBox 14" svg:x="3.30384in" svg:y="6.95683in" svg:width="1.19843in" svg:height="0.33659in">
          <draw:text-box>
            <text:p text:style-name="a470" text:class-names="" text:cond-style-name=""><text:span text:style-name="a468" text:class-names="">Parameter 1</text:span><text:span text:style-name="a469" text:class-names=""/></text:p>
          </draw:text-box>
          <svg:title/>
          <svg:desc/>
        </draw:frame>
        <draw:frame draw:id="id92" draw:style-name="a475" draw:name="TextBox 15" svg:x="6.38386in" svg:y="4.5702in" svg:width="1.19843in" svg:height="0.33659in">
          <draw:text-box>
            <text:p text:style-name="a474" text:class-names="" text:cond-style-name=""><text:span text:style-name="a472" text:class-names="">Parameter 2</text:span><text:span text:style-name="a473" text:class-names=""/></text:p>
          </draw:text-box>
          <svg:title/>
          <svg:desc/>
        </draw:frame>
        <draw:frame draw:id="id93" draw:style-name="a479" draw:name="TextBox 16" svg:x="6.39497in" svg:y="6.97905in" svg:width="1.19843in" svg:height="0.33659in">
          <draw:text-box>
            <text:p text:style-name="a478" text:class-names="" text:cond-style-name=""><text:span text:style-name="a476" text:class-names="">Parameter 2</text:span><text:span text:style-name="a477" text:class-names=""/></text:p>
          </draw:text-box>
          <svg:title/>
          <svg:desc/>
        </draw:frame>
        <draw:frame draw:id="id94" draw:style-name="a483" draw:name="TextBox 17" svg:x="9.43028in" svg:y="7.00127in" svg:width="1.19843in" svg:height="0.33659in">
          <draw:text-box>
            <text:p text:style-name="a482" text:class-names="" text:cond-style-name=""><text:span text:style-name="a480" text:class-names="">Parameter 3</text:span><text:span text:style-name="a481" text:class-names=""/></text:p>
          </draw:text-box>
          <svg:title/>
          <svg:desc/>
        </draw:frame>
        <draw:frame draw:id="id95" draw:style-name="a487" draw:transform="translate(-0.59921in -0.16829in) rotate(-4.71239) translate(2.21228in 5.85845in)" draw:name="TextBox 18" svg:width="1.19843in" svg:height="0.33659in">
          <draw:text-box>
            <text:p text:style-name="a486" text:class-names="" text:cond-style-name=""><text:span text:style-name="a484" text:class-names="">Parameter 3</text:span><text:span text:style-name="a485" text:class-names=""/></text:p>
          </draw:text-box>
          <svg:title/>
          <svg:desc/>
        </draw:frame>
        <draw:frame draw:id="id96" draw:style-name="a491" draw:transform="translate(-0.59921in -0.16829in) rotate(-4.71239) translate(2.21228in 3.49179in)" draw:name="TextBox 19" svg:width="1.19843in" svg:height="0.33659in">
          <draw:text-box>
            <text:p text:style-name="a490" text:class-names="" text:cond-style-name=""><text:span text:style-name="a488" text:class-names="">Parameter 2</text:span><text:span text:style-name="a489" text:class-names=""/></text:p>
          </draw:text-box>
          <svg:title/>
          <svg:desc/>
        </draw:frame>
        <draw:frame draw:id="id97" draw:style-name="a495" draw:transform="translate(-0.59921in -0.16829in) rotate(-4.71239) translate(2.25836in 1.12513in)" draw:name="TextBox 20" svg:width="1.19843in" svg:height="0.33659in">
          <draw:text-box>
            <text:p text:style-name="a494" text:class-names="" text:cond-style-name=""><text:span text:style-name="a492" text:class-names="">Accepted</text:span><text:span text:style-name="a49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2/12/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2/12/2020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2/12/2020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2/12/2020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2/12/2020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2/12/2020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2/12/2020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2/12/2020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2/12/2020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2/12/2020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2/12/2020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2/12/2020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assie, Leanne</meta:initial-creator>
    <dc:creator>Massie, Leanne</dc:creator>
    <meta:creation-date>2020-05-21T20:55:11Z</meta:creation-date>
    <dc:date>2020-12-10T01:56:18Z</dc:date>
    <meta:editing-cycles>2</meta:editing-cycles>
    <meta:editing-duration>PT0S</meta:editing-duration>
    <meta:document-statistic meta:paragraph-count="23" meta:word-count="68"/>
  </office:meta>
</office:document-meta>
</file>